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2e_Заголовок">
      <style:text-properties fo:font-size="24pt" officeooo:paragraph-rsid="00200a35" style:font-size-asian="24pt" style:font-size-complex="24pt"/>
    </style:style>
    <style:style style:name="P2" style:family="paragraph" style:parent-style-name="_2e_Заголовок">
      <style:text-properties fo:font-size="24pt" officeooo:paragraph-rsid="0016ca60" style:font-size-asian="24pt" style:font-size-complex="24pt"/>
    </style:style>
    <style:style style:name="P3" style:family="paragraph" style:parent-style-name="_2e_Заголовок">
      <style:paragraph-properties fo:text-align="justify" style:justify-single-word="false"/>
      <style:text-properties fo:font-size="24pt" officeooo:paragraph-rsid="0016ca60" style:font-size-asian="24pt" style:font-size-complex="24pt"/>
    </style:style>
    <style:style style:name="P4" style:family="paragraph" style:parent-style-name="_2e_Заголовок">
      <style:text-properties fo:font-size="24pt" fo:language="ru" fo:country="RU" officeooo:rsid="00232e6b" officeooo:paragraph-rsid="002b2c11" style:font-size-asian="24pt" style:font-size-complex="24pt"/>
    </style:style>
    <style:style style:name="P5" style:family="paragraph" style:parent-style-name="_2e_Заголовок">
      <style:paragraph-properties fo:margin-left="-1.501cm" fo:margin-right="0cm" fo:text-align="justify" style:justify-single-word="false" fo:text-indent="0cm" style:auto-text-indent="false"/>
      <style:text-properties fo:font-size="24pt" officeooo:paragraph-rsid="0016ca60" style:font-size-asian="24pt" style:font-size-complex="24pt"/>
    </style:style>
    <style:style style:name="P6" style:family="paragraph" style:parent-style-name="_2e_Абзац">
      <style:text-properties fo:language="en" fo:country="US" officeooo:rsid="0016ca60" officeooo:paragraph-rsid="00173027"/>
    </style:style>
    <style:style style:name="P7" style:family="paragraph" style:parent-style-name="_2e_Абзац">
      <style:text-properties fo:language="ru" fo:country="RU" officeooo:rsid="0019706f" officeooo:paragraph-rsid="0019706f"/>
    </style:style>
    <style:style style:name="P8" style:family="paragraph" style:parent-style-name="_2e_Абзац">
      <style:text-properties fo:language="ru" fo:country="RU" officeooo:rsid="001b6f0e" officeooo:paragraph-rsid="001b6f0e"/>
    </style:style>
    <style:style style:name="P9" style:family="paragraph" style:parent-style-name="_2e_Абзац">
      <style:text-properties fo:language="ru" fo:country="RU" officeooo:rsid="001e7907" officeooo:paragraph-rsid="001e7907"/>
    </style:style>
    <style:style style:name="P10" style:family="paragraph" style:parent-style-name="_2e_Абзац">
      <style:text-properties fo:language="ru" fo:country="RU" officeooo:rsid="00200a35" officeooo:paragraph-rsid="00200a35"/>
    </style:style>
    <style:style style:name="P11" style:family="paragraph" style:parent-style-name="_2e_Абзац">
      <style:text-properties fo:language="ru" fo:country="RU" officeooo:rsid="00232e6b" officeooo:paragraph-rsid="00232e6b"/>
    </style:style>
    <style:style style:name="P12" style:family="paragraph" style:parent-style-name="_2e_Абзац">
      <style:text-properties fo:language="ru" fo:country="RU" officeooo:rsid="002b2c11" officeooo:paragraph-rsid="002b2c11"/>
    </style:style>
    <style:style style:name="P13" style:family="paragraph" style:parent-style-name="_2e_Абзац">
      <style:text-properties officeooo:paragraph-rsid="001886c1"/>
    </style:style>
    <style:style style:name="P14" style:family="paragraph" style:parent-style-name="_2e_Абзац">
      <style:text-properties officeooo:rsid="0019706f" officeooo:paragraph-rsid="0019706f"/>
    </style:style>
    <style:style style:name="P15" style:family="paragraph" style:parent-style-name="_2e_Абзац">
      <style:text-properties fo:font-size="16pt" fo:language="ru" fo:country="RU" officeooo:rsid="002b2c11" officeooo:paragraph-rsid="002b2c11" style:font-size-asian="14pt" style:font-size-complex="16pt"/>
    </style:style>
    <style:style style:name="P16" style:family="paragraph" style:parent-style-name="_2e_Абзац">
      <style:paragraph-properties fo:margin-left="0cm" fo:margin-right="0cm" fo:text-indent="0cm" style:auto-text-indent="false"/>
      <style:text-properties fo:language="ru" fo:country="RU" officeooo:rsid="00174548" officeooo:paragraph-rsid="00174548"/>
    </style:style>
    <style:style style:name="P17" style:family="paragraph" style:parent-style-name="_2e_Абзац">
      <style:text-properties fo:font-size="16pt" fo:language="ru" fo:country="RU" officeooo:rsid="002b2c11" officeooo:paragraph-rsid="002b2c11" style:font-size-asian="14pt" style:font-size-complex="16pt"/>
    </style:style>
    <style:style style:name="P18" style:family="paragraph" style:parent-style-name="_2e_Абзац">
      <style:text-properties fo:font-size="16pt" fo:language="ru" fo:country="RU" officeooo:rsid="002b2c11" officeooo:paragraph-rsid="00305b76" style:font-size-asian="14pt" style:font-size-complex="16pt"/>
    </style:style>
    <style:style style:name="P19" style:family="paragraph" style:parent-style-name="_2e_Заголовок">
      <style:text-properties fo:font-size="24pt" officeooo:paragraph-rsid="00305b76" style:font-size-asian="24pt" style:font-size-complex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7a14"/>
    </style:style>
    <style:style style:name="T3" style:family="text">
      <style:text-properties fo:language="en" fo:country="US" officeooo:rsid="00263232"/>
    </style:style>
    <style:style style:name="T4" style:family="text">
      <style:text-properties fo:language="en" fo:country="US" officeooo:rsid="00317b9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73027"/>
    </style:style>
    <style:style style:name="T7" style:family="text">
      <style:text-properties fo:language="ru" fo:country="RU" officeooo:rsid="00174548"/>
    </style:style>
    <style:style style:name="T8" style:family="text">
      <style:text-properties fo:language="ru" fo:country="RU" officeooo:rsid="001886c1"/>
    </style:style>
    <style:style style:name="T9" style:family="text">
      <style:text-properties fo:language="ru" fo:country="RU" officeooo:rsid="00192483"/>
    </style:style>
    <style:style style:name="T10" style:family="text">
      <style:text-properties fo:language="ru" fo:country="RU" officeooo:rsid="00200a35"/>
    </style:style>
    <style:style style:name="T11" style:family="text">
      <style:text-properties fo:language="ru" fo:country="RU" officeooo:rsid="002b2c11"/>
    </style:style>
    <style:style style:name="T12" style:family="text">
      <style:text-properties fo:language="ru" fo:country="RU" officeooo:rsid="00305b7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15" style:family="text">
      <style:text-properties officeooo:rsid="001b6f0e"/>
    </style:style>
    <style:style style:name="T16" style:family="text">
      <style:text-properties officeooo:rsid="001cf285"/>
    </style:style>
    <style:style style:name="T17" style:family="text">
      <style:text-properties officeooo:rsid="00232e6b"/>
    </style:style>
    <style:style style:name="T18" style:family="text">
      <style:text-properties officeooo:rsid="00247a14"/>
    </style:style>
    <style:style style:name="T19" style:family="text">
      <style:text-properties officeooo:rsid="00263232"/>
    </style:style>
    <style:style style:name="T20" style:family="text">
      <style:text-properties officeooo:rsid="002b2c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лайд 2</text:p>
      <text:p text:style-name="P6"><text:span text:style-name="_2e_Ударение">здравствуйте</text:span>, <text:span text:style-name="T13">МЕНЯ ЗОВУТ </text:span><text:span text:style-name="T5">Носков Влад</text:span>, <text:span text:style-name="T7">я участник студии </text:span><text:span text:style-name="T6">КрашПро </text:span><text:span text:style-name="T7">по программированию на языке Си</text:span>.</text:p>
      <text:p text:style-name="P16">Я хочу показать вам программу, которую я написал<text:span text:style-name="T1"> в </text:span>ходе обучения<text:span text:style-name="T1">.</text:span></text:p>
      <text:p text:style-name="P3">Слайд 3</text:p>
      <text:p text:style-name="P13"><text:span text:style-name="T8">Целью наших занятий было изучить некоторую часть языка <text:s/>Си. По ходу изучения мы делали проект</text:span><text:span text:style-name="T9">, цель которого заключалось в разработке компьютерной игры.</text:span></text:p>
      <text:p text:style-name="P14"><text:span text:style-name="T5">Основные </text:span><text:span text:style-name="T14">задачи</text:span><text:span text:style-name="T5"> были создать сюжет игры, найти в интернете и отредактировать изображения, разработать архитектуры программы, реализовать 2 уровня.</text:span></text:p>
      <text:p text:style-name="P3">Слайд 4</text:p>
      <text:p text:style-name="P7">Сюжет игры заключается в том, что герой может бегать по полю, бегать от врагов и захватывать свой приз „Колбасу“, успеть добежать до приза за 10 секунд. Одна собака бегает за кошкой, а вторая слишком ленивая просто бегает по полю. <text:span text:style-name="T15">Главный герой управляется клавишами клавиатуры. На экране отображается текущие время игры. При касании собаки и кошки происходит конец игры и при касании героя с призом, герой переходит на второй уровень.</text:span></text:p>
      <text:p text:style-name="P2">Слайд 5</text:p>
      <text:p text:style-name="P8">Второй уровень отличается местом, где происходит бой за приз. <text:span text:style-name="T16">Место происходит там же только после 10 млн. лет. </text:span><text:soft-page-break/><text:span text:style-name="T16">Вместо леса и теплого климата, образовались горы и холодный климат. А колбаса осталась на месте , где и была.</text:span></text:p>
      <text:p text:style-name="P3">Слайд 6</text:p>
      <text:p text:style-name="P9">Причина создание архитектуры программы была в том , чтобы упростить разработку программы, сделать понятнее, </text:p>
      <text:p text:style-name="P10">В первом прямоугольнике у нас главная функция , а в следующем прямоугольнике у нас игровой цикл. В игровом цикле содержаться команды и функции отвечающие за работу игры. Каждая функция отвечает за разные вещи. Например, <text:span text:style-name="T1">Logic </text:span>отвечает за притяжения героя к герою, <text:span text:style-name="T1">Physics </text:span>отвечает за<text:span text:style-name="T1"> </text:span>движение и отражения от стенок, <text:span text:style-name="T1">Touching </text:span>отвечает за столкновение между героями<text:span text:style-name="T1">, RenderScreen </text:span>отвечает за отрисовку сцены.</text:p>
      <text:p text:style-name="P3">Слайд 7</text:p>
      <text:p text:style-name="P10">Столкновение между героями осуществляется при помощи теоремы Пифагора. Теорема Пифагора <text:span text:style-name="T17">формулируется так: гипотенуза = сумма квадратов катетов. Чтобы определить столкновение героев надо от </text:span><text:span text:style-name="T2">CatY </text:span><text:span text:style-name="T18">отнять </text:span><text:span text:style-name="T2">DogY </text:span><text:span text:style-name="T18">и от </text:span><text:span text:style-name="T2">CatX </text:span><text:span text:style-name="T18">отнять </text:span><text:span text:style-name="T2">DogX </text:span><text:span text:style-name="T18">и возвести эти действия в квадрат. Если расстояние меньше </text:span><text:span text:style-name="T3">rCat </text:span><text:span text:style-name="T19">минус </text:span><text:span text:style-name="T3">rDog, </text:span><text:span text:style-name="T19">то произойдет столкновение.</text:span></text:p>
      <text:p text:style-name="P2">Слайд 8</text:p>
      <text:p text:style-name="P11">Притяжение героя зависит от <text:span text:style-name="T18">расстояния между героями. Скорость собаки приравнивается к </text:span><text:span text:style-name="T3">DogX </text:span><text:span text:style-name="T19">минус </text:span><text:span text:style-name="T3">CatY </text:span><text:span text:style-name="T19">и делится на 15. Что будет если убрать последнее действие? Собака </text:span><text:soft-page-break/><text:span text:style-name="T19">догонит сразу при начале работы игры, поэтому мы делим на 15, чтобы она снизила скорость.</text:span></text:p>
      <text:p text:style-name="P4">Слайд <text:span text:style-name="T20">9</text:span></text:p>
      <text:p text:style-name="P15">Давайте перейдем к демонстрации программы.</text:p>
      <text:p text:style-name="P15"/>
      <text:p text:style-name="P19">Слайд <text:span text:style-name="T10">1</text:span><text:span text:style-name="T12">0</text:span></text:p>
      <text:p text:style-name="P18"/>
      <text:p text:style-name="P1">Слайд <text:span text:style-name="T11">1</text:span><text:span text:style-name="T12">1</text:span></text:p>
      <text:p text:style-name="P12">Мы добились разработки сюжета игры, нашли и обработали изображения, разработана архитектура программы, разработана модель движения и взаимодействия персонажей, реализованы два уровня игры.</text:p>
      <text:p text:style-name="P1">Слайд <text:span text:style-name="T10">1</text:span><text:span text:style-name="T12">2</text:span></text:p>
      <text:p text:style-name="P12">Спасибо за внимание. Я готов ответить на ваши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2e_Абзац" style:display-name=".Абзац" style:family="paragraph" style:parent-style-name="Standard">
      <style:paragraph-properties fo:margin-left="0cm" fo:margin-right="0cm" fo:line-height="150%" fo:text-indent="1cm" style:auto-text-indent="false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.501cm" style:auto-text-indent="false" fo:keep-with-next="always"/>
      <style:text-properties fo:font-weight="bold" style:font-weight-asian="bold"/>
    </style:style>
    <style:style style:name="_2e_Заголовок" style:display-name=".Заголовок" style:family="paragraph" style:parent-style-name="Heading_20_1" style:default-outline-level="" style:list-style-name="">
      <style:paragraph-properties fo:margin-left="0.499cm" fo:margin-right="0cm" fo:margin-top="0.423cm" fo:margin-bottom="0.212cm" loext:contextual-spacing="false" fo:text-indent="-2cm" style:auto-text-indent="false"/>
      <style:text-properties style:font-name="Arial" fo:font-family="Arial" style:font-family-generic="swiss" style:font-pitch="variable" fo:font-size="30pt" fo:font-weight="normal" style:font-size-asian="30pt" style:font-weight-asian="normal" style:font-name-complex="Arial" style:font-family-complex="Arial" style:font-family-generic-complex="swiss" style:font-pitch-complex="variable"/>
    </style:style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376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376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сновной_20_шрифт_20_абзаца" style:display-name="Основной шрифт абзаца" style:family="text"/>
    <style:style style:name="_2e_Ударение" style:display-name=".Ударение" style:family="text" style:parent-style-name="Основной_20_шрифт_20_абзаца">
      <style:text-properties fo:text-transform="uppercas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6S</meta:editing-duration>
    <meta:editing-cycles>8</meta:editing-cycles>
    <meta:generator>LibreOffice/5.3.2.2$Windows_x86 LibreOffice_project/6cd4f1ef626f15116896b1d8e1398b56da0d0ee1</meta:generator>
    <dc:date>2017-04-15T22:47:41.921000000</dc:date>
    <meta:document-statistic meta:table-count="0" meta:image-count="0" meta:object-count="0" meta:page-count="3" meta:paragraph-count="24" meta:word-count="389" meta:character-count="2582" meta:non-whitespace-character-count="2215"/>
    <meta:user-defined meta:name="Info 1"/>
    <meta:user-defined meta:name="Info 2"/>
    <meta:user-defined meta:name="Info 3"/>
    <meta:user-defined meta:name="Info 4"/>
  </office:meta>
</office:document-meta>
</file>